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_34_DUO_5f_Overskrift">
      <style:text-properties fo:language="nb" fo:country="NO" officeooo:rsid="001d0ea5" officeooo:paragraph-rsid="00186e0a"/>
    </style:style>
    <style:style style:name="P2" style:family="paragraph" style:parent-style-name="_34_DUO_5f_Overskrift">
      <style:text-properties fo:language="nb" fo:country="NO" officeooo:rsid="001a2c05" officeooo:paragraph-rsid="001a2c05"/>
    </style:style>
    <style:style style:name="P3" style:family="paragraph" style:parent-style-name="_34_DUO_5f_Overskrift">
      <style:text-properties officeooo:paragraph-rsid="00186e0a"/>
    </style:style>
    <style:style style:name="P4" style:family="paragraph" style:parent-style-name="_34_DUO_5f_Overskrift">
      <style:text-properties officeooo:rsid="001a2c05" officeooo:paragraph-rsid="001a2c05"/>
    </style:style>
    <style:style style:name="P5" style:family="paragraph" style:parent-style-name="_34_DUO_5f_Overskrift">
      <style:text-properties officeooo:rsid="001e3d0f" officeooo:paragraph-rsid="001e3d0f"/>
    </style:style>
    <style:style style:name="P6" style:family="paragraph" style:parent-style-name="Brodtekst">
      <style:text-properties fo:language="nb" fo:country="NO" officeooo:rsid="001d0ea5" officeooo:paragraph-rsid="00186e0a"/>
    </style:style>
    <style:style style:name="P7" style:family="paragraph" style:parent-style-name="Brodtekst">
      <style:text-properties fo:language="nb" fo:country="NO" officeooo:rsid="007fd2b6" officeooo:paragraph-rsid="00186e0a"/>
    </style:style>
    <style:style style:name="P8" style:family="paragraph" style:parent-style-name="Brodtekst">
      <style:text-properties officeooo:paragraph-rsid="00186e0a"/>
    </style:style>
    <style:style style:name="P9" style:family="paragraph" style:parent-style-name="Brodtekst">
      <style:text-properties officeooo:rsid="001a2c05" officeooo:paragraph-rsid="001a2c05"/>
    </style:style>
    <style:style style:name="P10" style:family="paragraph" style:parent-style-name="Brodtekst">
      <style:text-properties officeooo:rsid="001ef47e" officeooo:paragraph-rsid="001ef47e"/>
    </style:style>
    <style:style style:name="T1" style:family="text">
      <style:text-properties fo:font-weight="normal" officeooo:rsid="01156ef9" style:font-weight-asian="normal" style:font-weight-complex="normal"/>
    </style:style>
    <style:style style:name="T2" style:family="text">
      <style:text-properties fo:font-weight="normal" officeooo:rsid="01165ceb" style:font-weight-asian="normal" style:font-weight-complex="normal"/>
    </style:style>
    <style:style style:name="T3" style:family="text">
      <style:text-properties fo:font-weight="normal" officeooo:rsid="01172630" style:font-weight-asian="normal" style:font-weight-complex="normal"/>
    </style:style>
    <style:style style:name="T4" style:family="text">
      <style:text-properties fo:font-weight="normal" officeooo:rsid="01136727" style:font-weight-asian="normal" style:font-weight-complex="normal"/>
    </style:style>
    <style:style style:name="T5" style:family="text">
      <style:text-properties fo:font-weight="normal" officeooo:rsid="01112469" style:font-weight-asian="normal" style:font-weight-complex="normal"/>
    </style:style>
    <style:style style:name="T6" style:family="text">
      <style:text-properties fo:font-weight="normal" officeooo:rsid="01060db0" style:font-weight-asian="normal" style:font-weight-complex="normal"/>
    </style:style>
    <style:style style:name="T7" style:family="text">
      <style:text-properties fo:font-weight="normal" officeooo:rsid="0107276e" style:font-weight-asian="normal" style:font-weight-complex="normal"/>
    </style:style>
    <style:style style:name="T8" style:family="text">
      <style:text-properties fo:font-weight="normal" officeooo:rsid="010749f4" style:font-weight-asian="normal" style:font-weight-complex="normal"/>
    </style:style>
    <style:style style:name="T9" style:family="text">
      <style:text-properties fo:font-weight="normal" officeooo:rsid="0108ac02" style:font-weight-asian="normal" style:font-weight-complex="normal"/>
    </style:style>
    <style:style style:name="T10" style:family="text">
      <style:text-properties fo:font-weight="normal" officeooo:rsid="01096a37" style:font-weight-asian="normal" style:font-weight-complex="normal"/>
    </style:style>
    <style:style style:name="T11" style:family="text">
      <style:text-properties fo:font-weight="normal" officeooo:rsid="010ae021" style:font-weight-asian="normal" style:font-weight-complex="normal"/>
    </style:style>
    <style:style style:name="T12" style:family="text">
      <style:text-properties fo:font-weight="normal" officeooo:rsid="010cc2b5" style:font-weight-asian="normal" style:font-weight-complex="normal"/>
    </style:style>
    <style:style style:name="T13" style:family="text">
      <style:text-properties fo:font-weight="normal" officeooo:rsid="010de108" style:font-weight-asian="normal" style:font-weight-complex="normal"/>
    </style:style>
    <style:style style:name="T14" style:family="text">
      <style:text-properties fo:font-weight="normal" officeooo:rsid="010eaf84" style:font-weight-asian="normal" style:font-weight-complex="normal"/>
    </style:style>
    <style:style style:name="T15" style:family="text">
      <style:text-properties fo:font-weight="normal" officeooo:rsid="0110320b" style:font-weight-asian="normal" style:font-weight-complex="normal"/>
    </style:style>
    <style:style style:name="T16" style:family="text">
      <style:text-properties fo:font-weight="normal" officeooo:rsid="0113f609" style:font-weight-asian="normal" style:font-weight-complex="normal"/>
    </style:style>
    <style:style style:name="T17" style:family="text">
      <style:text-properties officeooo:rsid="009051ee"/>
    </style:style>
    <style:style style:name="T18" style:family="text">
      <style:text-properties officeooo:rsid="007deb5e"/>
    </style:style>
    <style:style style:name="T19" style:family="text">
      <style:text-properties fo:color="#000000" officeooo:rsid="007deb5e"/>
    </style:style>
    <style:style style:name="T20" style:family="text">
      <style:text-properties fo:font-style="italic" style:font-style-asian="italic" style:font-style-complex="italic"/>
    </style:style>
    <style:style style:name="T21" style:family="text">
      <style:text-properties fo:font-style="italic" officeooo:rsid="008260b5" style:font-style-asian="italic" style:font-style-complex="italic"/>
    </style:style>
    <style:style style:name="T22" style:family="text">
      <style:text-properties fo:font-style="italic" officeooo:rsid="008fe660" style:font-style-asian="italic" style:font-style-complex="italic"/>
    </style:style>
    <style:style style:name="T23" style:family="text">
      <style:text-properties fo:font-style="italic" fo:font-weight="normal" officeooo:rsid="010de108" style:font-style-asian="italic" style:font-weight-asian="normal" style:font-style-complex="italic" style:font-weight-complex="normal"/>
    </style:style>
    <style:style style:name="T24" style:family="text">
      <style:text-properties fo:font-style="italic" fo:font-weight="normal" officeooo:rsid="0113f609" style:font-style-asian="italic" style:font-weight-asian="normal" style:font-style-complex="italic" style:font-weight-complex="normal"/>
    </style:style>
    <style:style style:name="T25" style:family="text">
      <style:text-properties officeooo:rsid="0097f182"/>
    </style:style>
    <style:style style:name="T26" style:family="text">
      <style:text-properties officeooo:rsid="0091ecce"/>
    </style:style>
    <style:style style:name="T27" style:family="text">
      <style:text-properties officeooo:rsid="009367a1"/>
    </style:style>
    <style:style style:name="T28" style:family="text">
      <style:text-properties officeooo:rsid="008260b5"/>
    </style:style>
    <style:style style:name="T29" style:family="text">
      <style:text-properties officeooo:rsid="0083570d"/>
    </style:style>
    <style:style style:name="T30" style:family="text">
      <style:text-properties officeooo:rsid="008fe660"/>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language="nb" fo:country="NO" fo:font-style="normal" fo:font-weight="normal" officeooo:rsid="007fd2b6" style:font-style-asian="normal" style:font-weight-asian="normal" style:font-style-complex="normal" style:font-weight-complex="normal"/>
    </style:style>
    <style:style style:name="T33" style:family="text">
      <style:text-properties officeooo:rsid="0119a6e1"/>
    </style:style>
    <style:style style:name="T34" style:family="text">
      <style:text-properties officeooo:rsid="001b889e"/>
    </style:style>
    <style:style style:name="T35" style:family="text">
      <style:text-properties officeooo:rsid="001ef4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former for læremateriale</text:p>
      <text:p text:style-name="P9">I timene jeg observerte var det mulig å forme et bilde av to måter å drive opplæring på. Det ene kunne karakteriseres som en tradisjonell referansiel form for læringsmateriale og det andre som en flytende form for materialite.</text:p>
      <text:p text:style-name="P9"/>
      <text:p text:style-name="P5">Elevene <text:span text:style-name="T35">var behandlet</text:span> som voksne</text:p>
      <text:p text:style-name="P10">Kunnskapsgrunnlaget om naturlig læring ble forsterket i takt med at lærere kunne gi elevene underveisvurdering. </text:p>
      <text:p text:style-name="P4">Papir-kunnskap</text:p>
      <text:p text:style-name="P9">I en mattetime i en av 8. klassene jeg observerte var jeg der da klassen i ferd med å begynne på et nytt tema etter ferien. Dette tema skulle være algebra, og elevene skulle for første gang møte på bokstavtall i form av X og Y, osv. Dette var et skummelt <text:span text:style-name="T34">tema for mange, noe som læreren snakket med klassen om. Læreren viste klassen hvordan de allerede hadde løst lignende oppgaver tidligere når de jobbet med funksjoner slik som for å finne arealet av et rektangel der arealet var skrevet som A og sidene på firkanten som a og b. Når læreren skrive opp et eksempel på tavlen og spurte om noen kunne gjette hva svaret var brøyt klassen ut i diskusjon. Noen forsøkte å være raskest, andre rettet på disse, og andre igjen diskuterte seg imellom. Når klassen hadde drevet på sånn i omtrent 10 minutter ba læreren elevene finne frem sine computere og slå opp i den digitale læreboka. Etter enda 10-15 minutter, når alle var logget på og funnet frem til riktig side i boka, begynte klassen å løse oppgavene de ble gitt. En jente jeg fikk sitte ved siden av satt lenge med en oppgave som ba henne lage en tabell som representerte forskjellige personer som deltok i innkjøpet av matvarer og som krevde at de forskjellige boksene var fylt ut på forskjellige måter ettersom de delte regningen på forskjellig vis. </text:span></text:p>
      <text:p text:style-name="Brodtekst"/>
      <text:p text:style-name="Brodtekst"/>
      <text:p text:style-name="P1">Naturfag-projektet:</text:p>
      <text:p text:style-name="P6"><text:soft-page-break/>Jeg hadde blitt fortalt at <text:span text:style-name="T17">klassen drev med et prosjekt og at</text:span> elevene viste hva de skulle gjøre, noe som ikke var uvanlig. <text:span text:style-name="T18">Som vikarlærer skulle jeg videreformidle instruksene laget, eller </text:span><text:span text:style-name="T19">designet, a</text:span><text:span text:style-name="T18">v faglæreren som var pedagogiske ansvarlig for klassen, men klassen som så var relativt uavhengig i den perioden prosjektet varte.</text:span> Mangelen på instruksjonsmateriell gjorde at jeg måtte spørre klassen selv om å prøve å forklare tema til meg, hvilke gjorde at jeg fikk vite at de hadde hatt om cellens oppbyggning.<text:span text:style-name="T18"> </text:span>Faglæreren hadde laget en mal til en presentasjon i powerpoint, som besto av fire lysbilder. Lysbildene inneholdt en overskrift og noen spørsmål, slik som «hva gjør celleveggen?» Arbeidet besto av å forbrede en presentasjon som om den skulle presenteres, <text:span text:style-name="T17">selv om ingen muntlig presentasjon var planlagt.</text:span> <text:span text:style-name="T17">D</text:span>et eneste som skilte dette <text:span text:style-name="T21">prosjektet</text:span> fra andre 'lekser' var at materialet skulle <text:span text:style-name="T25">arbeides med i en lengre periode. Det var først</text:span> lastes ned fra <text:span text:style-name="T17">Sharepoint i Office 365</text:span>, bearbeides og <text:span text:style-name="T17">etter en viss periode </text:span>lastes opp igjen. <text:span text:style-name="T17">Noen arbeidet sammen i grupper, mens andre arbeidet alene</text:span>. Prosjektformatet som arbeidsmetode sørget derfor for en viss<text:span text:style-name="T17"> </text:span>selvstendig<text:span text:style-name="T17">het assosiert med google søket og arbeidet med å finne kilder.</text:span></text:p>
      <text:p text:style-name="P6">Allerede før <text:span text:style-name="T26">elevene var ferdig med å fortelle meg litt om det de hadde lært</text:span> prøvde en rekke elever å bryte inn for spørre om hva de skulle gjøre hvis de allerede var ferdig. <text:span text:style-name="T25">Det var også problematisk at</text:span> flere elever <text:span text:style-name="T26">ikke mestret</text:span> å finne tilbake til sitt tidligere arbeid. Jeg påpekte også hvor dumt det var å ikke sikre arbeidet sitt bedre og pekte til at elevene måtte finne mappen som knyttet deres datamaskin opp imot skolens database på nett, nemelig Onedrive <text:span text:style-name="T27">mappen</text:span>. <text:s/><text:span text:style-name="T27">Til tross for dette </text:span></text:p>
      <text:p text:style-name="P6"/>
      <text:p text:style-name="P6">Prosjektets innleveringsfrist og tiden som var allokert til å arbeide med prosjektet på skolen satte rammene for denne arbeidsformen og jeg oppfordret elevene til å vise sin forståelse ved å late som om opplegget skulle presenteres. Presentasjonen representerte sin egen sjanger..</text:p>
      <text:p text:style-name="P6">Når elevene fant tilbake til dokumentene de hadde arbeidet med tidligere (eller aksepterte at de måtte begynne på nytt) arbeidet jeg med enkeltelever og med å bevistgjøre dem på måten de presenterte sine egne meninger på. Det var lett å hente forklarende bilder og faktatekst på nett. Elevene måtte øve seg på å gjøre søk på nettet og bruke datamaskinen som et tekstbehandlingsverkttøy, ikke bare til tekstprodkusjon. Til tross for at de raskt fant kilder på nettet relatert til søkeordene de brukte, sånn som celleveggen eller <text:span text:style-name="T25">m</text:span>itokondrier, var det utfordrende å interessere elevene i å bruke tekstbehandlingen utover klip og lim funksjonaliteten. <text:span text:style-name="T28">Likevel var det utgangspunkt for vurderingen av arbeidet.</text:span></text:p>
      <text:p text:style-name="P6">Forståelig nok behandlet mange lysbildet som en notatblokk, eller et digitalt kommunkasjonsmedie. De svarte direkte på spørsmålet til læreren, uten hensyn til presentasjonen som form. Det var vanlig <text:soft-page-break/>å ikke skille svaret fra spørsmålet ved bruk av estetiske virkemidler sånn som plassering, størrelse, farge, <text:span text:style-name="T29">slik at det ville kunne skape en ’helthet’.</text:span> Denne typen arbeid var implisit i presentasjonen som form. Enda vanskeligere for elevene var det derfor å assosiere meninger og fakta på produktivt vis. Når elevene kopierte inn en tekst som inneholdt fremmedord ønsket jeg at elevene utbroderte setningen slik at eleven gjorde et forsøk på å forklare eller tydliggjøre ordenes <text:span text:style-name="T22">mening </text:span><text:span text:style-name="T30">slik at et stykke fakta fikk verdi i gjenskapen av et tapt narrativ.</text:span> <text:span text:style-name="T30">S</text:span>ettninger som startet med 'jeg tror at' <text:span text:style-name="T30">ble spurt om å</text:span> redigeres og deres forståelse omdannes til en presentasjon av deres <text:span text:style-name="T20">kunnskap</text:span>.</text:p>
      <text:p text:style-name="P7">Relasjonen mellom ’publisher’ og publikum var sånn at eleven ikke bare latet som å skrive ’til seg selv’, slik som dagbøker eller annet før i tiden, men dette selvet var en måte å presentere til andre. Malen læreren hadde produsert formet alstå et rammeverk for prosjektet som arbeidsform ved at det automatiserte deler av tekstproduksjonen. Men til tross for at elevene deltar i programmet så er det ikke alle som ønsker å representere forfatterskapet av teksten. Å interessere elever i å demonstrere kunnskap ved å forestille seg en presentasjon foran sine gjevnaldrene er et arbeid som strengt talt er unødvendig for å svare på oppgaven. Presentasjonen ville aldri finne sted, og informasjonen på nett svarer på spørsmålene, om så ikke nødvendigvis på en 'god' måte. </text:p>
      <text:p text:style-name="P7"><text:span text:style-name="Strong_20_Emphasis"><text:span text:style-name="T31">Eleven behøvde sånn sett ikke å være dette selvet, på den måten at mye kunne kopieres uten å skrive det om. Denne endringen var også representert på den måten at presentasjonsverktøyet (powerpoint) og sjangeren selv var løsreget fra selve presentasjonen. Det ville kanskje vært logisk å skrive i word, hvilke representerte en dokumentasjon eller et brev, men det gjorde de heller ikke, da dette handlet om en delt visuell opplevelse. <text:s/>Den samme problematikken med mangel på seperasjon mellom orginalfilen og filene som representerer elevens arbeid kan sies å ha vært del av lagringsproblemet. Prosjektets liv avhengte av at elevene relaterte til presentasjons-filen som deres egen frem til innlevering. Noen elever beskrev likevel hvordan de hadde lagret filen i powerpoint, og de forsto ikke at dokumentet besto av et filformat (slik som .odp) som var uavhengi av powerpoint som program og som derfor måtte lagres et sted på datamaskninens hardware eller skolens sky. </text:span></text:span></text:p>
      <text:p text:style-name="P7"><text:span text:style-name="Strong_20_Emphasis"><text:span text:style-name="T32"/></text:span></text:p>
      <text:p text:style-name="P3"><text:span text:style-name="Strong_20_Emphasis"><text:span text:style-name="T33">Vanlige klasser</text:span></text:span></text:p>
      <text:p text:style-name="P8"><text:span text:style-name="Strong_20_Emphasis"><text:span text:style-name="T4">Elevenes meninger ble til i relasjon til materialer situert innenfor slike rammer. To eksempler beskrev dette, et fra en norsk time og en fra en </text:span></text:span><text:span text:style-name="Strong_20_Emphasis"><text:span text:style-name="T5">kristendom, religion, livsstil og etikk (KRLE) </text:span></text:span><text:span text:style-name="Strong_20_Emphasis"><text:span text:style-name="T4">time. </text:span></text:span><text:span text:style-name="Strong_20_Emphasis"><text:span text:style-name="T6">I Norsktimen hadde klassen om artikkel-sjangeren. Som et eksempel på dette hadde norsklæreren </text:span></text:span><text:soft-page-break/><text:span text:style-name="Strong_20_Emphasis"><text:span text:style-name="T6">funnet frem en nyhetsartikkel fra VG.no, en tabloidavis på nett. Artikkelen handlet om sykehus-innleggelsen av den legendariske massemorderen Charles Manson </text:span></text:span><text:span text:style-name="Strong_20_Emphasis"><text:span text:style-name="T7">og denne historien om sex, mord og Mansons personlige kult virket med en gang til å fange elevenes interesse. Læreren spurte klassen om hva som gjorde dette til en artikkel, og elever kom med forslag slik som at den sto skrevet i en avis, </text:span></text:span><text:span text:style-name="Strong_20_Emphasis"><text:span text:style-name="T8">men etterhvert som læreren</text:span></text:span><text:span text:style-name="Strong_20_Emphasis"><text:span text:style-name="T7"> </text:span></text:span><text:span text:style-name="Strong_20_Emphasis"><text:span text:style-name="T8">avkreftet disse forslagene foreslo noen tilslutt at</text:span></text:span><text:span text:style-name="Strong_20_Emphasis"><text:span text:style-name="T7"> artikler var objektiv</text:span></text:span><text:span text:style-name="Strong_20_Emphasis"><text:span text:style-name="T8">e</text:span></text:span><text:span text:style-name="Strong_20_Emphasis"><text:span text:style-name="T7">. Dette førte med en gang til flere spørsmål om betydningen av at noe ’er objektivt’. </text:span></text:span><text:span text:style-name="Strong_20_Emphasis"><text:span text:style-name="T8">Forslag slik som at det var sant var etterhvert igjen erstattet med at det objektive tekster var skrevet fakta. Dette kunne læreren bekrefte ved å vende tilbake til teksten som var prosjektert opp på tavlen foran klassen og vise hvordan forfatteren henvendte seg til kilder som opplyste om at fangen var ført til et sykehus, at det fantes begrenset med informasjon om forholdene knyttet til Manson sin helsemessige tilstand. Disse opplysningene var så koblet sammen med en oppsummering av hendelsene som gjorde at Manson var havnet i fengsel. </text:span></text:span></text:p>
      <text:p text:style-name="P8"><text:span text:style-name="Strong_20_Emphasis"><text:span text:style-name="T9">Klassen begynte å raskt å diskutere betydningen av en kult og det at en rekke unge kvinner kunne knytte seg til en gal mann. Det at en person som hadde begått slike grusomme handlinger ble fraktet til sykehuset for å få behandling provoserte frem en reksjon hos noen som virket å tvile på riktigheten av </text:span></text:span><text:span text:style-name="Strong_20_Emphasis"><text:span text:style-name="T10">det som var skrevet i artikkelen. Om det var rettsvesenet eller publikum som fremsto etisk tvilsomme var ikke klart, men måten denne hendelsen var rapportert demonstrerte mediene sin rolle i </text:span></text:span><text:span text:style-name="Strong_20_Emphasis"><text:span text:style-name="T11">det demokratiske samfunnet og ovenfor leseren. </text:span></text:span><text:span text:style-name="Strong_20_Emphasis"><text:span text:style-name="T12">Elevene stilte også spørsmål ved logikken rundt Manson sin dom på flere livstider og den åpenbare ironien tilknyttet denne personen sin mulige død.</text:span></text:span><text:span text:style-name="Strong_20_Emphasis"><text:span text:style-name="T11"> En gammel </text:span></text:span><text:span text:style-name="Strong_20_Emphasis"><text:span text:style-name="T12">populær historie var fortalt på nytt igjennom de transnasjonale kanalene som tilknyttet denne historien til nye hendelser og plasserte Manson sine mange livstidsdommer i fengsel innenfor et ’nå’ og en form for demokratisk deltagelse der nye generasjoner </text:span></text:span><text:span text:style-name="Strong_20_Emphasis"><text:span text:style-name="T13">var inkludert. </text:span></text:span></text:p>
      <text:p text:style-name="P8"><text:span text:style-name="Strong_20_Emphasis"><text:span text:style-name="T11">Etter klassen hadde diskutert måten nyhetsartikkelen på nett var objektiv på ba læreren elevene finne frem norskbøkene sine og klassen fant frem til sidetallet som læreren skrev på tavlen. </text:span></text:span><text:span text:style-name="Strong_20_Emphasis"><text:span text:style-name="T13">Eksempelet i boka var noe annerledes. Dette handlet om observasjonen av en UFO i Norge. Igjen var klassen tvunget til å stille spørsmål ved den objektive beskrivelsen av det som tross alt ble definert som et </text:span></text:span><text:span text:style-name="Strong_20_Emphasis"><text:span text:style-name="T23">uidentifisert</text:span></text:span><text:span text:style-name="Strong_20_Emphasis"><text:span text:style-name="T13"> flyvende objekt. I motsetting til nyhetsartikkelen var denne teksten likevel spesielt skrevet for elevene i skolen og saken virket for meg derfor også langt mindre ’tilfeldig’. Dette var en sak som satte søkelyset på forholdet mellom samfunnets offentlige kunnskapskanaler og enkelt-historier fortalt av individer med meninger som avviket fra den offentlige forklaringen. </text:span></text:span><text:span text:style-name="Strong_20_Emphasis"><text:span text:style-name="T14">Læreren påpekte hvordan artikkelen balanserte disse meningene med andre mulige forklaringer fra vitenskapsfolk. Naturvitenskapens rolle fremsto for meg som en klassisk fremstilling av forholdet mellom et sentrum og dens periferi, eller staten (og den identifiserende instansen) og folket. Etter klassen var ferdig med å diskutere teksten </text:span></text:span><text:span text:style-name="Strong_20_Emphasis"><text:span text:style-name="T15">fulgte det oppgaver, men selv </text:span></text:span><text:soft-page-break/><text:span text:style-name="Strong_20_Emphasis"><text:span text:style-name="T15">om læreren ba elevene begynne på disse var det kun fem minutter igjen av timen. </text:span></text:span><text:span text:style-name="Strong_20_Emphasis"><text:span text:style-name="T5">S</text:span></text:span><text:span text:style-name="Strong_20_Emphasis"><text:span text:style-name="T15">elv sto læreren kun å snakket med noen av elevene om noe tilsynelatende urelatert uten å bry seg om </text:span></text:span><text:span text:style-name="Strong_20_Emphasis"><text:span text:style-name="T5">at de fleste av elevene virket til å sitte å vente på at timen var ferdig. </text:span></text:span></text:p>
      <text:p text:style-name="P8"><text:span text:style-name="Strong_20_Emphasis"><text:span text:style-name="T4">I KRLE timen på den annen side var jeg vikarlæreren i en time der klassen hadde om Islam. Det fulgte med to instrukser. Å se på en </text:span></text:span><text:span text:style-name="Strong_20_Emphasis"><text:span text:style-name="T16">episode av </text:span></text:span><text:span text:style-name="Strong_20_Emphasis"><text:span text:style-name="T24">På tro og Are</text:span></text:span><text:span text:style-name="Strong_20_Emphasis"><text:span text:style-name="T4"> </text:span></text:span><text:span text:style-name="Strong_20_Emphasis"><text:span text:style-name="T16">på strømmetjenestene til</text:span></text:span><text:span text:style-name="Strong_20_Emphasis"><text:span text:style-name="T4"> NRK TV, </text:span></text:span><text:span text:style-name="Strong_20_Emphasis"><text:span text:style-name="T16">og å svare på oppgaver i boka. Også i denne timen gikk mesteparten av tiden med på å se på episoden og å diskutere elevenes meninger om serien, som var en miks mellom dokumentar og underholdning. Are skulle ta del i en familie der far og barna var muslimer, mens mor var kristen. I denne perioden var far og barna opptatt med faste og også Are skulle ta denne utfordringen. Det skulle vise seg vanskelig for en som Are, som ikke var motivert av sin tro og heller likte å spise pizza og drikke øl. Det var arrangert et løp på begynnelsen og slutten av perioden som var ment til å teste i hvor stor grad det å faste gikk ut over helsa der Are, som hadde spist hele perioden, kom verst ut. Men likevel var det moralen og meningsforskjellene knyttet til møtet mellom det kristelige/vestlige og det muslimske som sto i sentrum. </text:span></text:span></text:p>
      <text:p text:style-name="P8"><text:span text:style-name="Strong_20_Emphasis"><text:span text:style-name="T1">I diskusjonen i etterkant prøvde jeg å provosere frem meninger blant medlemmene i gruppen </text:span></text:span><text:span text:style-name="Strong_20_Emphasis"><text:span text:style-name="T2">på grunnlag av de dilemmaene som var presentert i filmen. Det var en rekke kontroverser å gripe tak i </text:span></text:span><text:span text:style-name="Strong_20_Emphasis"><text:span text:style-name="T3">for klassen</text:span></text:span><text:span text:style-name="Strong_20_Emphasis"><text:span text:style-name="T2">. Likevel var det en utfordring å </text:span></text:span><text:span text:style-name="Strong_20_Emphasis"><text:span text:style-name="T3">knytte disse problemstillingene til klassen. I motsetting til spørsmålene i boka der tema for oppdelt i spørsmål om de fem (moralske) pilarene i Islam var situasjonsbeskrivelsen i dette doku-drama en blanding av problemstillinger, steder og av skuespill og ’virkelighe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3:36:42.552824775</meta:creation-date>
    <dc:date>2019-01-24T19:31:10.879358683</dc:date>
    <meta:editing-duration>PT3H23M39S</meta:editing-duration>
    <meta:editing-cycles>3</meta:editing-cycles>
    <meta:generator>LibreOffice/6.0.7.3$Linux_X86_64 LibreOffice_project/00m0$Build-3</meta:generator>
    <meta:document-statistic meta:table-count="0" meta:image-count="0" meta:object-count="0" meta:page-count="5" meta:paragraph-count="20" meta:word-count="2022" meta:character-count="12406" meta:non-whitespace-character-count="10392"/>
  </office:meta>
</office:document-meta>
</file>